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Helper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evaluate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evaluate( String expression , QName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setNamespaceContext( Namespac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setContent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setXPathFactory( XPath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setNamespaces(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XPathHelper( 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XPathHelper( NormalizedMessage message , NamespaceContext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Helper.setXPathVariableResolver( XPathVariabl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set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XPathHelper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getXPath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Helper.getX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Helper.XPathHelper( NormalizedMessage message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Helper.getXPathFunction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setXPathFunctionResolver( XPathFunction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getNamespa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Helper.getXPathVariab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Helper.X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